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5.042cm" table:align="left"/>
    </style:style>
    <style:style style:name="Таблица1.A" style:family="table-column">
      <style:table-column-properties style:column-width="15.042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 style:list-style-name="L2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 времен старого доброго Swing, надо было писать анонимные классы, когда нужно было передать некую функциональность в какой-нибудь метод. Например, так выглядело добавление обработчика событий: </text:p>
      <text:p text:style-name="Preformatted_20_Text"><text:span text:style-name="Source_20_Text">someObject.addMouseListener(new MouseAdapter() {</text:span></text:p>
      <text:p text:style-name="Preformatted_20_Text"><text:span text:style-name="Source_20_Text"><text:s text:c="12"/>public void mouseClicked(MouseEvent e) {</text:span></text:p>
      <text:p text:style-name="Preformatted_20_Text"/>
      <text:p text:style-name="Preformatted_20_Text"><text:span text:style-name="Source_20_Text"><text:s text:c="16"/>//Event listener implementation goes here...</text:span></text:p>
      <text:p text:style-name="Preformatted_20_Text"/>
      <text:p text:style-name="Preformatted_20_Text"><text:span text:style-name="Source_20_Text"><text:s text:c="12"/>}</text:span></text:p>
      <text:p text:style-name="P1"><text:span text:style-name="Source_20_Text"><text:s text:c="8"/>});</text:span></text:p>
      <text:p text:style-name="Text_20_body">Здесь мы хотим добавить некоторый код в слушатель событий от мыши. Мы определили анонимный класс <text:span text:style-name="Source_20_Text">MouseAdapter</text:span> и сразу создали объект из него. Таким способом мы передали дополнительную функциональность в метод <text:span text:style-name="Source_20_Text">addMouseListener</text:span>. Короче говоря, не так-то просто передать простой метод (функциональность) в Java через аргументы. Это ограничение вынудило разработчиков Java 8 добавить в спецификацию языка такую возможность как Lambda-выражения. </text:p>
      <text:h text:style-name="Heading_20_2" text:outline-level="2">Зачем яве Lambda-выражения?</text:h>
      <text:p text:style-name="Text_20_body">С самого начала, язык Java особо не развивался, если не считать такие вещи как аннотации (Annotations), дженерики (Generics) и пр. В первую очередь, Java всегда оставался объектно-ориентированным. После работы с функциональными языками, такими как JavaScript, можно понять насколько Java строго объектно-ориентирован и строго типизирован. Функции в Java не нужны. Сами по себе их нельзя встретить в мире Java. В функциональных языках программирования на первый план выходят функции. Они существуют сами по себе. Можно присваивать их переменным и передавать через аргументы другим функциям. JavaScript один из лучших примеров функциональных языков программирования. На просторах Интернета можно найти хорошие статьи, в которых детально описаны преимущества JavaScript как функционального языка. Функциональные языки имеют в своем арсенале такие мощные инструменты как замыкания (Closure), которые обеспечивают ряд преимуществ на традиционными способами написания приложений. Замыкание – это функция с привязанной к ней средой — таблицей, хранящей ссылки на все нелокальные переменные функции. В Java замыкания можно имитировать через Lambda-выражения. Безусловно между замыканиями и Lambda-выражениями есть отличия и не малые, но лямбда выражения являются хорошей альтернативой замыканиям. В своем саркастичном и забавном блоге, Стив Иег (Steve Yegge) описывает насколько мир Java строго завязан на имена существительные (сущности, объекты – <text:span text:style-name="Emphasis">прим. перев.</text:span>). Если вы не читали его блог, рекомендую. Он забавно и интересно описывает точную причину того, почему в Java добавили Lambda-выражения. Lambda-выражения привносят в Java функциональное звено, которого так давно не хватало. Lambda-выражения вносят в язык функциональность на равне с объектами. Хотя это и не на 100% верно, можно видеть, что Lambda-выражения не являясь замыканиями предоставляют схожие возможности. В функциональном языке lambda-выражения – это функции; но в Java, lambda-выражения – представляются объектами, и должны быть связаны с конкретным объектным типом, который называется функциональный интерфейс. Далее мы рассмотри, что он из себя представляет. В статье Марио Фаско (Mario Fusco) “Зачем в Java нужны Lambda-выражения” <text:soft-page-break/>(“Why we need Lambda Expression in Java”) подробно описано, зачем всем современным языкам нужны возможности замыканий. </text:p>
      <text:h text:style-name="Heading_20_2" text:outline-level="2">Введение в Lambda-выражения</text:h>
      <text:p text:style-name="Text_20_body">Lambda-выражения – это анонимные функции (может и не 100% верное определение для Java, но зато привносит некоторую ясность). Проще говоря, это метод без объявления, т.е. без модификаторов доступа, возвращающие значение и имя. Короче говоря, они позволяют написать метод и сразу же использовать его. Особенно полезно в случае однократного вызова метода, т.к. сокращает время на объявление и написание метода без необходимости создавать класс. Lambda-выражения в Java обычно имеют следующий синтаксис <text:span text:style-name="Source_20_Text"><text:span text:style-name="Strong_20_Emphasis">(аргументы) -&gt; (тело)</text:span></text:span>. Например: </text:p>
      <text:p text:style-name="Preformatted_20_Text"><text:span text:style-name="Source_20_Text">(арг1, арг2...) -&gt; { тело }</text:span></text:p>
      <text:p text:style-name="Preformatted_20_Text"/>
      <text:p text:style-name="P1"><text:span text:style-name="Source_20_Text">(тип1 арг1, тип2 арг2...) -&gt; { тело }</text:span></text:p>
      <text:p text:style-name="Text_20_body">Далее идет несколько примеров настоящих Lambda-выражений: </text:p>
      <text:p text:style-name="Preformatted_20_Text"><text:span text:style-name="Source_20_Text">(int a, int b) -&gt; { <text:s/>return a + b; }</text:span></text:p>
      <text:p text:style-name="Preformatted_20_Text"/>
      <text:p text:style-name="Preformatted_20_Text"><text:span text:style-name="Source_20_Text">() -&gt; System.out.println("Hello World");</text:span></text:p>
      <text:p text:style-name="Preformatted_20_Text"/>
      <text:p text:style-name="Preformatted_20_Text"><text:span text:style-name="Source_20_Text">(String s) -&gt; { System.out.println(s); }</text:span></text:p>
      <text:p text:style-name="Preformatted_20_Text"/>
      <text:p text:style-name="Preformatted_20_Text"><text:span text:style-name="Source_20_Text">() -&gt; 42</text:span></text:p>
      <text:p text:style-name="Preformatted_20_Text"/>
      <text:p text:style-name="P1"><text:span text:style-name="Source_20_Text">() -&gt; { return 3.1415 };</text:span></text:p>
      <text:h text:style-name="Heading_20_2" text:outline-level="2">Структура Lambda-выражений</text:h>
      <text:p text:style-name="Text_20_body">Давайте изучим структуру lambda-выражений: </text:p>
      <text:list xml:id="list832176335" text:style-name="L1">
        <text:list-item>
          <text:p text:style-name="P6">Lambda-выражения могут иметь от 0 и более входных параметров. </text:p>
        </text:list-item>
        <text:list-item>
          <text:p text:style-name="P6">Тип параметров можно указывать явно либо может быть получен из контекста. Например (<text:span text:style-name="Source_20_Text">int a</text:span>) можно записать и так (<text:span text:style-name="Source_20_Text">a</text:span>) </text:p>
        </text:list-item>
        <text:list-item>
          <text:p text:style-name="P6">Параметры заключаются в круглые скобки и разделяются запятыми. Например (<text:span text:style-name="Source_20_Text">a, b</text:span>) или (<text:span text:style-name="Source_20_Text">int a, int b</text:span>) или (<text:span text:style-name="Source_20_Text">String a</text:span>, <text:span text:style-name="Source_20_Text">int b</text:span>, <text:span text:style-name="Source_20_Text">float c</text:span>) </text:p>
        </text:list-item>
        <text:list-item>
          <text:p text:style-name="P6">Если параметров нет, то нужно использовать пустые круглые скобки. Например <text:span text:style-name="Source_20_Text">() -&gt; 42</text:span> </text:p>
        </text:list-item>
        <text:list-item>
          <text:p text:style-name="P6">Когда параметр один, если тип не указывается явно, скобки можно опустить. Пример: <text:span text:style-name="Source_20_Text">a -&gt; return a*a</text:span> </text:p>
        </text:list-item>
        <text:list-item>
          <text:p text:style-name="P6">Тело Lambda-выражения может содержать от 0 и более выражений. </text:p>
        </text:list-item>
        <text:list-item>
          <text:p text:style-name="P6">Если тело состоит из одного оператора, его можно не заключать в фигурные скобки, а возвращаемое значение можно указывать без ключевого слова <text:span text:style-name="Source_20_Text">return</text:span>. </text:p>
        </text:list-item>
        <text:list-item>
          <text:p text:style-name="P5">В противном случае фигурные скобки обязательны (блок кода), а в конце надо указывать возвращаемое значение с использованием ключевого слова <text:span text:style-name="Source_20_Text">return</text:span> (в противном случае типом возвращаемого значения будет <text:span text:style-name="Source_20_Text">void</text:span>). </text:p>
        </text:list-item>
      </text:list>
      <text:h text:style-name="Heading_20_2" text:outline-level="2"><text:soft-page-break/>Что такое функциональный интерфейс</text:h>
      <text:p text:style-name="Text_20_body">В Java, маркерные интерфейсы (Marker interface) – это интерфейсы без объявления методов и полей. Другими словами маркерные интерфейсы – это пустые интерфейсы. Точно также, функциональные интерфейсы (Functional Interface) – это интерфейсы только с одним абстрактным методом, объявленным в нем. <text:span text:style-name="Source_20_Text">java.lang.Runnable</text:span> – это пример функционального интерфейса. В нем объявлен только один метод <text:span text:style-name="Source_20_Text">void run()</text:span>. Также есть интерфейс <text:span text:style-name="Source_20_Text">ActionListener</text:span> – тоже функциональный. Раньше нам приходилось использовать анонимные классы для создания объектов, реализующих функциональный интерфейс. С Lambda-выражениями, все стало проще. Каждое lambda-выражение может быть неявно привязано к какому-нибудь функциональному интерфейсу. Например, можно создать ссылку на <text:span text:style-name="Source_20_Text">Runnable</text:span> интерфейс, как показано в следующем примере: </text:p>
      <text:p text:style-name="P1"><text:span text:style-name="Source_20_Text">Runnable r = () -&gt; System.out.println("hello world");</text:span></text:p>
      <text:p text:style-name="Text_20_body">Подобное преобразование всегда осуществляется неявно, когда мы не указываем функциональный интерфейс: </text:p>
      <text:p text:style-name="Preformatted_20_Text"><text:span text:style-name="Source_20_Text">new Thread(</text:span></text:p>
      <text:p text:style-name="Preformatted_20_Text"><text:span text:style-name="Source_20_Text"><text:s text:c="4"/>() -&gt; System.out.println("hello world")</text:span></text:p>
      <text:p text:style-name="P1"><text:span text:style-name="Source_20_Text">).start();</text:span></text:p>
      <text:p text:style-name="Text_20_body">В примере выше, компилятор автоматически создает lambda-выражение как реализацию <text:span text:style-name="Source_20_Text">Runnable</text:span> интерфейса из конструктора класса <text:span text:style-name="Source_20_Text">Thread</text:span>: <text:span text:style-name="Source_20_Text">public Thread(Runnable r) { }</text:span>. Приведу несколько примеров lambda-выражений и соответствующих функциональных интерфейсов: </text:p>
      <text:p text:style-name="Preformatted_20_Text"><text:span text:style-name="Source_20_Text">Consumer&lt;Integer&gt; c = (int x) -&gt; { System.out.println(x) };</text:span></text:p>
      <text:p text:style-name="Preformatted_20_Text"/>
      <text:p text:style-name="Preformatted_20_Text"><text:span text:style-name="Source_20_Text">BiConsumer&lt;Integer, String&gt; b = (Integer x, String y) -&gt; System.out.println(x + " : " + y);</text:span></text:p>
      <text:p text:style-name="Preformatted_20_Text"/>
      <text:p text:style-name="P1"><text:span text:style-name="Source_20_Text">Predicate&lt;String&gt; p = (String s) -&gt; { s == null };</text:span></text:p>
      <text:p text:style-name="Text_20_body">Аннотация <text:span text:style-name="Source_20_Text">@FunctionalInterface</text:span>, добавленная в Java 8 согласно Java Language Specification, проверяет является ли объявляемый интерфейс функциональным. Кроме того, в Java 8 включен ряд готовых функциональных интерфейсов для использования с Lambda-выражениями. <text:span text:style-name="Source_20_Text">@FunctionalInterface</text:span> выдаст ошибку компиляции, если объявляемый интерфейс не будет функциональным. Далее приводится пример определения функционального интерфейса: </text:p>
      <text:p text:style-name="Preformatted_20_Text"><text:span text:style-name="Source_20_Text">@FunctionalInterface</text:span></text:p>
      <text:p text:style-name="Preformatted_20_Text"><text:span text:style-name="Source_20_Text">public interface WorkerInterface {</text:span></text:p>
      <text:p text:style-name="Preformatted_20_Text"/>
      <text:p text:style-name="Preformatted_20_Text"><text:span text:style-name="Source_20_Text"><text:s text:c="4"/>public void doSomeWork();</text:span></text:p>
      <text:p text:style-name="Preformatted_20_Text"/>
      <text:p text:style-name="P1"><text:span text:style-name="Source_20_Text">}</text:span></text:p>
      <text:p text:style-name="Text_20_body">Как следует из определения, функциональный интерфейс может иметь только один абстрактный метод. Если попытаться добавить еще один абстрактный метод, то вылезет ошибка компиляции. Пример: </text:p>
      <text:p text:style-name="Preformatted_20_Text"><text:span text:style-name="Source_20_Text">@FunctionalInterface</text:span></text:p>
      <text:p text:style-name="Preformatted_20_Text"><text:span text:style-name="Source_20_Text">public interface WorkerInterface {</text:span></text:p>
      <text:p text:style-name="Preformatted_20_Text"><text:soft-page-break/></text:p>
      <text:p text:style-name="Preformatted_20_Text"><text:span text:style-name="Source_20_Text"><text:s text:c="4"/>public void doSomeWork();</text:span></text:p>
      <text:p text:style-name="Preformatted_20_Text"/>
      <text:p text:style-name="Preformatted_20_Text"><text:span text:style-name="Source_20_Text"><text:s text:c="4"/>public void doSomeMoreWork();</text:span></text:p>
      <text:p text:style-name="Preformatted_20_Text"/>
      <text:p text:style-name="P1"><text:span text:style-name="Source_20_Text">}</text:span></text:p>
      <text:p text:style-name="Text_20_body"><text:span text:style-name="Strong_20_Emphasis">Error</text:span> </text:p>
      <text:p text:style-name="Preformatted_20_Text"><text:span text:style-name="Source_20_Text">Unexpected @FunctionalInterface annotation</text:span></text:p>
      <text:p text:style-name="Preformatted_20_Text"><text:span text:style-name="Source_20_Text"><text:s text:c="4"/>@FunctionalInterface ^ WorkerInterface is not a functional interface multiple</text:span></text:p>
      <text:p text:style-name="Preformatted_20_Text"><text:span text:style-name="Source_20_Text"><text:s text:c="4"/>non-overriding abstract methods found in interface WorkerInterface 1 error</text:span></text:p>
      <text:p text:style-name="P1"><text:span text:style-name="Source_20_Text">После определения функционального интерфейса, мы можем его использовать и получать все преимущества Lambda-выражений. Пример:</text:span></text:p>
      <text:p text:style-name="Preformatted_20_Text"><text:span text:style-name="Source_20_Text">// определении функционального интерфейса</text:span></text:p>
      <text:p text:style-name="Preformatted_20_Text"><text:span text:style-name="Source_20_Text">@FunctionalInterface</text:span></text:p>
      <text:p text:style-name="Preformatted_20_Text"><text:span text:style-name="Source_20_Text">public interface WorkerInterface {</text:span></text:p>
      <text:p text:style-name="Preformatted_20_Text"/>
      <text:p text:style-name="Preformatted_20_Text"><text:span text:style-name="Source_20_Text"><text:s text:c="4"/>public void doSomeWork();</text:span></text:p>
      <text:p text:style-name="Preformatted_20_Text"/>
      <text:p text:style-name="P1"><text:span text:style-name="Source_20_Text">}</text:span></text:p>
      <text:p text:style-name="Preformatted_20_Text"><text:span text:style-name="Source_20_Text">public class WorkerInterfaceTest {</text:span></text:p>
      <text:p text:style-name="Preformatted_20_Text"/>
      <text:p text:style-name="Preformatted_20_Text"><text:span text:style-name="Source_20_Text"><text:s text:c="4"/>public static void execute(WorkerInterface worker) {</text:span></text:p>
      <text:p text:style-name="Preformatted_20_Text"><text:span text:style-name="Source_20_Text"><text:s text:c="8"/>worker.doSomeWork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main(String [] args) {</text:span></text:p>
      <text:p text:style-name="Preformatted_20_Text"/>
      <text:p text:style-name="Preformatted_20_Text"><text:span text:style-name="Source_20_Text"><text:s text:c="6"/>// вызов метода doSomeWork через анонимный класс</text:span></text:p>
      <text:p text:style-name="Preformatted_20_Text"><text:span text:style-name="Source_20_Text"><text:s text:c="6"/>// (классический способ)</text:span></text:p>
      <text:p text:style-name="Preformatted_20_Text"><text:span text:style-name="Source_20_Text"><text:s text:c="6"/>execute(new WorkerInterface() {</text:span></text:p>
      <text:p text:style-name="Preformatted_20_Text"><text:span text:style-name="Source_20_Text"><text:s text:c="12"/>@Override</text:span></text:p>
      <text:p text:style-name="Preformatted_20_Text"><text:span text:style-name="Source_20_Text"><text:s text:c="12"/>public void doSomeWork() {</text:span></text:p>
      <text:p text:style-name="Preformatted_20_Text"><text:span text:style-name="Source_20_Text"><text:s text:c="15"/>System.out.println("Worker вызван через анонимный класс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);</text:span></text:p>
      <text:p text:style-name="Preformatted_20_Text"/>
      <text:p text:style-name="Preformatted_20_Text"><text:span text:style-name="Source_20_Text"><text:s text:c="6"/>// вызов метода doSomeWork через Lambda-выражения</text:span></text:p>
      <text:p text:style-name="Preformatted_20_Text"><text:span text:style-name="Source_20_Text"><text:s text:c="6"/>// (нововведение Java 8)</text:span></text:p>
      <text:p text:style-name="Preformatted_20_Text"><text:span text:style-name="Source_20_Text"><text:s text:c="6"/>execute( () -&gt; System.out.println("Worker вызван через Lambda") );</text:span></text:p>
      <text:p text:style-name="Preformatted_20_Text"><text:span text:style-name="Source_20_Text"><text:s text:c="4"/>}</text:span></text:p>
      <text:p text:style-name="Preformatted_20_Text"/>
      <text:p text:style-name="P1"><text:span text:style-name="Source_20_Text">}</text:span></text:p>
      <text:p text:style-name="Text_20_body"><text:span text:style-name="Strong_20_Emphasis">Вывод:</text:span> </text:p>
      <text:p text:style-name="Preformatted_20_Text"><text:span text:style-name="Source_20_Text">Worker вызван через анонимный класс</text:span></text:p>
      <text:p text:style-name="P1"><text:span text:style-name="Source_20_Text">Worker вызван через Lambda</text:span></text:p>
      <text:p text:style-name="P7">Здесь мы определили свой собственный функциональный интерфейс и воспользовались lambda-выражением. Метод <text:span text:style-name="Source_20_Text">execute()</text:span> способен принимать lambda-выражения в качестве аргумента. </text:p>
      <table:table table:name="Таблица1" table:style-name="Таблица1">
        <table:table-column table:style-name="Таблица1.A"/>
        <table:table-row table:style-name="TableLine94668234894688">
          <table:table-cell table:style-name="Таблица1.A1" office:value-type="string">
            <text:p text:style-name="Table_20_Heading">Что еще почитать:</text:p>
          </table:table-cell>
        </table:table-row>
        <table:table-row table:style-name="TableLine94668234894688">
          <table:table-cell table:style-name="Таблица1.A1" office:value-type="string">
            <text:p text:style-name="P3"><text:a xlink:type="simple" xlink:href="https://javarush.ru/groups/java-developer" office:target-frame-name="_blank" xlink:show="new" text:style-name="Internet_20_link" text:visited-style-name="Visited_20_Internet_20_Link"><text:span text:style-name="Emphasis"><text:span text:style-name="Strong_20_Emphasis">Группа Java Developer:</text:span></text:span></text:a></text:p>
            <text:list xml:id="list2079539420" text:style-name="L2">
              <text:list-item>
                <text:p text:style-name="P4"><text:soft-page-break/><text:a xlink:type="simple" xlink:href="https://javarush.ru/groups/posts/264-populjarno-o-ljambda-vihrazhenijakh-v-java-s-primerami-i-zadachami-chastjh-1-" office:target-frame-name="_blank" xlink:show="new" text:style-name="Internet_20_link" text:visited-style-name="Visited_20_Internet_20_Link">Популярно о лямбда-выражениях в Java. С примерами и задачами. Часть 1</text:a></text:p>
              </text:list-item>
              <text:list-item>
                <text:p text:style-name="P4"><text:a xlink:type="simple" xlink:href="https://javarush.ru/groups/posts/136-reguljarnihe-vihrazhenija-v-java-chastjh-1" office:target-frame-name="_blank" xlink:show="new" text:style-name="Internet_20_link" text:visited-style-name="Visited_20_Internet_20_Link">Регулярные выражения в Java, часть 1</text:a></text:p>
              </text:list-item>
            </text:list>
          </table:table-cell>
        </table:table-row>
      </table:table>
      <text:h text:style-name="Heading_20_2" text:outline-level="2">Примеры Lambda-выражений</text:h>
      <text:p text:style-name="Text_20_body">Лучший способ вникнуть в Lambda-выражения – это рассмотреть несколько примеров: Поток <text:span text:style-name="Source_20_Text">Thread</text:span> можно проинициализировать двумя способами: </text:p>
      <text:p text:style-name="Preformatted_20_Text"><text:span text:style-name="Source_20_Text">// Старый способ:</text:span></text:p>
      <text:p text:style-name="Preformatted_20_Text"><text:span text:style-name="Source_20_Text">new Thread(new Runnable() {</text:span></text:p>
      <text:p text:style-name="Preformatted_20_Text"><text:span text:style-name="Source_20_Text"><text:s text:c="4"/>@Override</text:span></text:p>
      <text:p text:style-name="Preformatted_20_Text"><text:span text:style-name="Source_20_Text"><text:s text:c="4"/>public void run() {</text:span></text:p>
      <text:p text:style-name="Preformatted_20_Text"><text:span text:style-name="Source_20_Text"><text:s text:c="8"/>System.out.println("Hello from thread");</text:span></text:p>
      <text:p text:style-name="Preformatted_20_Text"><text:span text:style-name="Source_20_Text"><text:s text:c="4"/>}</text:span></text:p>
      <text:p text:style-name="P1"><text:span text:style-name="Source_20_Text">}).start();</text:span></text:p>
      <text:p text:style-name="Preformatted_20_Text"><text:span text:style-name="Source_20_Text">// Новый способ:</text:span></text:p>
      <text:p text:style-name="Preformatted_20_Text"><text:span text:style-name="Source_20_Text">new Thread(</text:span></text:p>
      <text:p text:style-name="Preformatted_20_Text"><text:span text:style-name="Source_20_Text"><text:s text:c="4"/>() -&gt; System.out.println("Hello from thread")</text:span></text:p>
      <text:p text:style-name="P1"><text:span text:style-name="Source_20_Text">).start();</text:span></text:p>
      <text:p text:style-name="Text_20_body">Управление событиями в Java 8 также можно осуществлять через Lambda-выражения. Далее представлены два способа добавления обработчика события <text:span text:style-name="Source_20_Text">ActionListener</text:span> в компонент пользовательского интерфейса: </text:p>
      <text:p text:style-name="Preformatted_20_Text"><text:span text:style-name="Source_20_Text">// Старый способ:</text:span></text:p>
      <text:p text:style-name="Preformatted_20_Text"><text:span text:style-name="Source_20_Text">button.addActionListener(new ActionListener() {</text:span></text:p>
      <text:p text:style-name="Preformatted_20_Text"><text:span text:style-name="Source_20_Text"><text:s text:c="4"/>@Override</text:span></text:p>
      <text:p text:style-name="Preformatted_20_Text"><text:span text:style-name="Source_20_Text"><text:s text:c="4"/>public void actionPerformed(ActionEvent e) {</text:span></text:p>
      <text:p text:style-name="Preformatted_20_Text"><text:span text:style-name="Source_20_Text"><text:s text:c="8"/>System.out.println("Кнопка нажата. Старый способ!");</text:span></text:p>
      <text:p text:style-name="Preformatted_20_Text"><text:span text:style-name="Source_20_Text"><text:s text:c="4"/>}</text:span></text:p>
      <text:p text:style-name="P1"><text:span text:style-name="Source_20_Text">});</text:span></text:p>
      <text:p text:style-name="Preformatted_20_Text"><text:span text:style-name="Source_20_Text">// Новый способ:</text:span></text:p>
      <text:p text:style-name="Preformatted_20_Text"><text:span text:style-name="Source_20_Text">button.addActionListener( (e) -&gt; {</text:span></text:p>
      <text:p text:style-name="Preformatted_20_Text"><text:span text:style-name="Source_20_Text"><text:s text:c="8"/>System.out.println("Кнопка нажата. Lambda!");</text:span></text:p>
      <text:p text:style-name="P1"><text:span text:style-name="Source_20_Text">});</text:span></text:p>
      <text:p text:style-name="Text_20_body">Простой пример вывода всех элементов заданного массива. Заметьте, что есть более одного способа использования lambda-выражения. Ниже мы создаем lambda-выражение обычным способом, используя синтаксис стрелки, а также мы используем оператор двойного двоеточия <text:span text:style-name="Source_20_Text">(::)</text:span>, который в Java 8 конвертирует обычный метод в lambda-выражение: </text:p>
      <text:p text:style-name="Preformatted_20_Text"><text:span text:style-name="Source_20_Text">// Старый способ:</text:span></text:p>
      <text:p text:style-name="Preformatted_20_Text"><text:span text:style-name="Source_20_Text">List&lt;Integer&gt; list = Arrays.asList(1, 2, 3, 4, 5, 6, 7);</text:span></text:p>
      <text:p text:style-name="Preformatted_20_Text"><text:span text:style-name="Source_20_Text">for(Integer n: list) {</text:span></text:p>
      <text:p text:style-name="Preformatted_20_Text"><text:span text:style-name="Source_20_Text"><text:s text:c="4"/>System.out.println(n);</text:span></text:p>
      <text:p text:style-name="P1"><text:span text:style-name="Source_20_Text">}</text:span></text:p>
      <text:p text:style-name="Preformatted_20_Text"><text:span text:style-name="Source_20_Text">// Новый способ:</text:span></text:p>
      <text:p text:style-name="Preformatted_20_Text"><text:span text:style-name="Source_20_Text">List&lt;Integer&gt; list = Arrays.asList(1, 2, 3, 4, 5, 6, 7);</text:span></text:p>
      <text:p text:style-name="P1"><text:span text:style-name="Source_20_Text">list.forEach(n -&gt; System.out.println(n));</text:span></text:p>
      <text:p text:style-name="Preformatted_20_Text"><text:span text:style-name="Source_20_Text">// Новый способ с использованием оператора двойного двоеточия ::</text:span></text:p>
      <text:p text:style-name="P1"><text:span text:style-name="Source_20_Text">list.forEach(System.out::println);</text:span></text:p>
      <text:p text:style-name="Text_20_body"><text:soft-page-break/>В следующем примере мы используем функциональный интерфейс <text:span text:style-name="Source_20_Text">Predicate</text:span> для создания теста и печати элементов, прошедших этот тест. Таким способом вы можете помещать логику в lambda-выражения и делать что-либо на ее основе. </text:p>
      <text:p text:style-name="Preformatted_20_Text"><text:span text:style-name="Source_20_Text">import java.util.Arrays;</text:span></text:p>
      <text:p text:style-name="Preformatted_20_Text"><text:span text:style-name="Source_20_Text">import java.util.List;</text:span></text:p>
      <text:p text:style-name="Preformatted_20_Text"><text:span text:style-name="Source_20_Text">import java.util.function.Predicate;</text:span></text:p>
      <text:p text:style-name="Preformatted_20_Text"/>
      <text:p text:style-name="Preformatted_20_Text"><text:span text:style-name="Source_20_Text">public class Main {</text:span></text:p>
      <text:p text:style-name="Preformatted_20_Text"/>
      <text:p text:style-name="Preformatted_20_Text"><text:span text:style-name="Source_20_Text"><text:s text:c="4"/>public static void main(String [] a) <text:s/>{</text:span></text:p>
      <text:p text:style-name="Preformatted_20_Text"/>
      <text:p text:style-name="Preformatted_20_Text"><text:span text:style-name="Source_20_Text"><text:s text:c="8"/>List&lt;Integer&gt; list = Arrays.asList(1, 2, 3, 4, 5, 6, 7);</text:span></text:p>
      <text:p text:style-name="Preformatted_20_Text"/>
      <text:p text:style-name="Preformatted_20_Text"><text:span text:style-name="Source_20_Text"><text:s text:c="8"/>System.out.print("Выводит все числа: ");</text:span></text:p>
      <text:p text:style-name="Preformatted_20_Text"><text:span text:style-name="Source_20_Text"><text:s text:c="8"/>evaluate(list, (n)-&gt;true);</text:span></text:p>
      <text:p text:style-name="Preformatted_20_Text"/>
      <text:p text:style-name="Preformatted_20_Text"><text:span text:style-name="Source_20_Text"><text:s text:c="8"/>System.out.print("Не выводит ни одного числа: ");</text:span></text:p>
      <text:p text:style-name="Preformatted_20_Text"><text:span text:style-name="Source_20_Text"><text:s text:c="8"/>evaluate(list, (n)-&gt;false);</text:span></text:p>
      <text:p text:style-name="Preformatted_20_Text"/>
      <text:p text:style-name="Preformatted_20_Text"><text:span text:style-name="Source_20_Text"><text:s text:c="8"/>System.out.print("Вывод четных чисел: ");</text:span></text:p>
      <text:p text:style-name="Preformatted_20_Text"><text:span text:style-name="Source_20_Text"><text:s text:c="8"/>evaluate(list, (n)-&gt; n%2 == 0 );</text:span></text:p>
      <text:p text:style-name="Preformatted_20_Text"/>
      <text:p text:style-name="Preformatted_20_Text"><text:span text:style-name="Source_20_Text"><text:s text:c="8"/>System.out.print("Вывод нечетных чисел: ");</text:span></text:p>
      <text:p text:style-name="Preformatted_20_Text"><text:span text:style-name="Source_20_Text"><text:s text:c="8"/>evaluate(list, (n)-&gt; n%2 == 1 );</text:span></text:p>
      <text:p text:style-name="Preformatted_20_Text"/>
      <text:p text:style-name="Preformatted_20_Text"><text:span text:style-name="Source_20_Text"><text:s text:c="8"/>System.out.print("Вывод чисел больше 5: ");</text:span></text:p>
      <text:p text:style-name="Preformatted_20_Text"><text:span text:style-name="Source_20_Text"><text:s text:c="8"/>evaluate(list, (n)-&gt; n &gt; 5 );</text:span></text:p>
      <text:p text:style-name="Preformatted_20_Text"/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evaluate(List&lt;Integer&gt; list, Predicate&lt;Integer&gt; predicate) {</text:span></text:p>
      <text:p text:style-name="Preformatted_20_Text"><text:span text:style-name="Source_20_Text"><text:s text:c="8"/>for(Integer n: list) <text:s/>{</text:span></text:p>
      <text:p text:style-name="Preformatted_20_Text"><text:span text:style-name="Source_20_Text"><text:s text:c="12"/>if(predicate.test(n)) {</text:span></text:p>
      <text:p text:style-name="Preformatted_20_Text"><text:span text:style-name="Source_20_Text"><text:s text:c="16"/>System.out.print(n + " 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System.out.println();</text:span></text:p>
      <text:p text:style-name="Preformatted_20_Text"><text:span text:style-name="Source_20_Text"><text:s text:c="4"/>}</text:span></text:p>
      <text:p text:style-name="Preformatted_20_Text"/>
      <text:p text:style-name="P1"><text:span text:style-name="Source_20_Text">}</text:span></text:p>
      <text:p text:style-name="Text_20_body"><text:span text:style-name="Strong_20_Emphasis">Вывод:</text:span> </text:p>
      <text:p text:style-name="Preformatted_20_Text"><text:span text:style-name="Source_20_Text">Выводит все числа: 1 2 3 4 5 6 7</text:span></text:p>
      <text:p text:style-name="Preformatted_20_Text"><text:span text:style-name="Source_20_Text">Не выводит ни одного числа:</text:span></text:p>
      <text:p text:style-name="Preformatted_20_Text"><text:span text:style-name="Source_20_Text">Вывод четных чисел: 2 4 6</text:span></text:p>
      <text:p text:style-name="Preformatted_20_Text"><text:span text:style-name="Source_20_Text">Вывод нечетных чисел: 1 3 5 7</text:span></text:p>
      <text:p text:style-name="P1"><text:span text:style-name="Source_20_Text">Вывод чисел больше 5: 6 7</text:span></text:p>
      <text:p text:style-name="Text_20_body">Поколдовав над Lambda-выражениями можно вывести квадрат каждого элемента списка. Заметьте, что мы используем метод <text:span text:style-name="Source_20_Text">stream()</text:span>, чтобы преобразовать обычный список в поток. Java 8 предоставляет шикарный класс <text:span text:style-name="Source_20_Text">Stream</text:span> (<text:span text:style-name="Source_20_Text">java.util.stream.Stream</text:span>). Он содержит тонны полезных методов, с которыми можно использовать lambda-выражения. Мы передаем lambda-выражение <text:span text:style-name="Source_20_Text">x -&gt; x*x</text:span> в метод <text:span text:style-name="Source_20_Text">map()</text:span>, который применяет его ко всем элементам в потоке. После чего мы используем <text:span text:style-name="Source_20_Text">forEach</text:span> для печати всех элементов списка. </text:p>
      <text:p text:style-name="Preformatted_20_Text"><text:span text:style-name="Source_20_Text">// Старый способ:</text:span></text:p>
      <text:p text:style-name="Preformatted_20_Text"><text:span text:style-name="Source_20_Text">List&lt;Integer&gt; list = Arrays.asList(1,2,3,4,5,6,7);</text:span></text:p>
      <text:p text:style-name="Preformatted_20_Text"><text:soft-page-break/><text:span text:style-name="Source_20_Text">for(Integer n : list) {</text:span></text:p>
      <text:p text:style-name="Preformatted_20_Text"><text:span text:style-name="Source_20_Text"><text:s text:c="4"/>int x = n * n;</text:span></text:p>
      <text:p text:style-name="Preformatted_20_Text"><text:span text:style-name="Source_20_Text"><text:s text:c="4"/>System.out.println(x);</text:span></text:p>
      <text:p text:style-name="P1"><text:span text:style-name="Source_20_Text">}</text:span></text:p>
      <text:p text:style-name="Preformatted_20_Text"><text:span text:style-name="Source_20_Text">// Новый способ:</text:span></text:p>
      <text:p text:style-name="Preformatted_20_Text"><text:span text:style-name="Source_20_Text">List&lt;Integer&gt; list = Arrays.asList(1,2,3,4,5,6,7);</text:span></text:p>
      <text:p text:style-name="P1"><text:span text:style-name="Source_20_Text">list.stream().map((x) -&gt; x*x).forEach(System.out::println);</text:span></text:p>
      <text:p text:style-name="Text_20_body">Дан список, нужно вывести сумму квадратов всех элемента списка. Lambda-выражения позволяет достигнуть этого написанием всего одной строки кода. В этом примере применен метод свертки (редукции) <text:span text:style-name="Source_20_Text">reduce()</text:span>. Мы используем метод <text:span text:style-name="Source_20_Text">map()</text:span> для возведения в квадрат каждого элемента, а потом применяем метод <text:span text:style-name="Source_20_Text">reduce()</text:span> для свертки всех элементов в одно число. </text:p>
      <text:p text:style-name="Preformatted_20_Text"><text:span text:style-name="Source_20_Text">// Старый способ:</text:span></text:p>
      <text:p text:style-name="Preformatted_20_Text"><text:span text:style-name="Source_20_Text">List&lt;Integer&gt; list = Arrays.asList(1,2,3,4,5,6,7);</text:span></text:p>
      <text:p text:style-name="Preformatted_20_Text"><text:span text:style-name="Source_20_Text">int sum = 0;</text:span></text:p>
      <text:p text:style-name="Preformatted_20_Text"><text:span text:style-name="Source_20_Text">for(Integer n : list) {</text:span></text:p>
      <text:p text:style-name="Preformatted_20_Text"><text:span text:style-name="Source_20_Text"><text:s text:c="4"/>int x = n * n;</text:span></text:p>
      <text:p text:style-name="Preformatted_20_Text"><text:span text:style-name="Source_20_Text"><text:s text:c="4"/>sum = sum + x;</text:span></text:p>
      <text:p text:style-name="Preformatted_20_Text"><text:span text:style-name="Source_20_Text">}</text:span></text:p>
      <text:p text:style-name="P1"><text:span text:style-name="Source_20_Text">System.out.println(sum);</text:span></text:p>
      <text:p text:style-name="Preformatted_20_Text"><text:span text:style-name="Source_20_Text">// Новый способ:</text:span></text:p>
      <text:p text:style-name="Preformatted_20_Text"><text:span text:style-name="Source_20_Text">List&lt;Integer&gt; list = Arrays.asList(1,2,3,4,5,6,7);</text:span></text:p>
      <text:p text:style-name="Preformatted_20_Text"><text:span text:style-name="Source_20_Text">int sum = list.stream().map(x -&gt; x*x).reduce((x,y) -&gt; x + y).get();</text:span></text:p>
      <text:p text:style-name="P1"><text:span text:style-name="Source_20_Text">System.out.println(sum);</text:span></text:p>
      <text:h text:style-name="Heading_20_2" text:outline-level="2">Отличие Lambda-выражений от анонимных класов</text:h>
      <text:p text:style-name="Text_20_body">Главное отличие состоит в использовании ключевого слова <text:span text:style-name="Source_20_Text"><text:span text:style-name="Strong_20_Emphasis">this</text:span></text:span>. Для анонимных классов ключевое слово ‘<text:span text:style-name="Source_20_Text"><text:span text:style-name="Strong_20_Emphasis">this</text:span></text:span>’ обозначает объект анонимного класса, в то время как в lambda-выражении ‘<text:span text:style-name="Source_20_Text"><text:span text:style-name="Strong_20_Emphasis">this</text:span></text:span>’ обозначает объект класса, в котором lambda-выражение используется. Другое их отличие заключается в способе компиляции. Java компилирует lambda-выражения с преобразованием их в <text:span text:style-name="Source_20_Text">private</text:span>-методы класса. При этом используется инструкция <text:span text:style-name="Strong_20_Emphasis">invokedynamic</text:span>, появившаяся в Java 7 для динамической привязки метода. Тал Вайс (Tal Weiss) описал в своем блоге как Java компилирует lambda-выражения в байт-код </text:p>
      <text:h text:style-name="Heading_20_2" text:outline-level="2">Заключение</text:h>
      <text:p text:style-name="Text_20_body">Марк Рейнхолд (Mark Reinhold - Oracle’s Chief Architect), назвал Lambda-выражения самым значительным изменением в модели программирования, которое когда-либо происходило — даже более значительным, чем дженерики (generics). Должно быть он прав, т.к. они дают Java программистам возможности функциональных языков программирования, которых так давно все ждали. Наряду с такими новшествами как методы виртуального расширения (Virtual extension methods), Lambda-выражения позволяют писать очень качественный код. Я надеюсь, что это статья позволила вам взглянуть под капот Java 8. Удачи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7:19:47.551954642</meta:creation-date>
    <dc:date>2022-08-06T17:22:17.236861427</dc:date>
    <meta:editing-duration>PT2M30S</meta:editing-duration>
    <meta:editing-cycles>1</meta:editing-cycles>
    <meta:document-statistic meta:table-count="1" meta:image-count="0" meta:object-count="0" meta:page-count="7" meta:paragraph-count="183" meta:word-count="1818" meta:character-count="14193" meta:non-whitespace-character-count="12087"/>
    <meta:generator>LibreOffice/7.3.5.2$Linux_X86_64 LibreOffice_project/30$Build-2</meta:generator>
  </office:meta>
</office:document-meta>
</file>